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office:value-type="float" office:value="4118244" calcext:value-type="float">
            <text:p>4118244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4983" calcext:value-type="float">
            <text:p>624983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018600" calcext:value-type="float">
            <text:p>35018600</text:p>
          </table:table-cell>
          <table:table-cell table:style-name="ce26" office:value-type="float" office:value="64132" calcext:value-type="float">
            <text:p>6413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869674" calcext:value-type="float">
            <text:p>386967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office:value-type="float" office:value="4137904" calcext:value-type="float">
            <text:p>4137904</text:p>
          </table:table-cell>
          <table:table-cell table:style-name="ce12" office:value-type="percentage" office:value="0.0048" calcext:value-type="percentage">
            <text:p>0.48%</text:p>
          </table:table-cell>
          <table:table-cell table:style-name="ce26" office:value-type="float" office:value="625363" calcext:value-type="float">
            <text:p>625363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081719" calcext:value-type="float">
            <text:p>35081719</text:p>
          </table:table-cell>
          <table:table-cell table:style-name="ce26" office:value-type="float" office:value="64141" calcext:value-type="float">
            <text:p>64141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874959" calcext:value-type="float">
            <text:p>387495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office:value-type="float" office:value="4146889" calcext:value-type="float">
            <text:p>4146889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5808" calcext:value-type="float">
            <text:p>625808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146476" calcext:value-type="float">
            <text:p>35146476</text:p>
          </table:table-cell>
          <table:table-cell table:style-name="ce26" office:value-type="float" office:value="64157" calcext:value-type="float">
            <text:p>64157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3883672" calcext:value-type="float">
            <text:p>388367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office:value-type="float" office:value="4155917" calcext:value-type="float">
            <text:p>4155917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172" calcext:value-type="float">
            <text:p>626172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213594" calcext:value-type="float">
            <text:p>35213594</text:p>
          </table:table-cell>
          <table:table-cell table:style-name="ce26" office:value-type="float" office:value="64184" calcext:value-type="float">
            <text:p>64184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890609" calcext:value-type="float">
            <text:p>38906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office:value-type="float" office:value="4164274" calcext:value-type="float">
            <text:p>4164274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6657" calcext:value-type="float">
            <text:p>626657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283050" calcext:value-type="float">
            <text:p>35283050</text:p>
          </table:table-cell>
          <table:table-cell table:style-name="ce26" office:value-type="float" office:value="64229" calcext:value-type="float">
            <text:p>64229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26" office:value-type="float" office:value="3900090" calcext:value-type="float">
            <text:p>3900090</text:p>
          </table:table-cell>
          <table:table-cell table:style-name="ce26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office:value-type="float" office:value="4173035" calcext:value-type="float">
            <text:p>4173035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713" calcext:value-type="float">
            <text:p>626713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0" calcext:value-type="float">
            <text:p>64230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03614" calcext:value-type="float">
            <text:p>390361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office:value-type="float" office:value="4179267" calcext:value-type="float">
            <text:p>4179267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26762" calcext:value-type="float">
            <text:p>626762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5" calcext:value-type="float">
            <text:p>64235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06624" calcext:value-type="float">
            <text:p>390662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6" calcext:value-type="date">
            <text:p>07/26/21</text:p>
          </table:table-cell>
          <table:table-cell table:style-name="ce26" office:value-type="float" office:value="4187212" calcext:value-type="float">
            <text:p>418721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7035" calcext:value-type="float">
            <text:p>62703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67" calcext:value-type="float">
            <text:p>64267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919229" calcext:value-type="float">
            <text:p>391922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7" calcext:value-type="date">
            <text:p>07/27/21</text:p>
          </table:table-cell>
          <table:table-cell table:style-name="ce26" office:value-type="float" office:value="4197117" calcext:value-type="float">
            <text:p>419711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27379" calcext:value-type="float">
            <text:p>627379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353923" calcext:value-type="float">
            <text:p>35353923</text:p>
          </table:table-cell>
          <table:table-cell table:style-name="ce26" office:value-type="float" office:value="64302" calcext:value-type="float">
            <text:p>64302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28509" calcext:value-type="float">
            <text:p>39285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8" calcext:value-type="date">
            <text:p>07/28/21</text:p>
          </table:table-cell>
          <table:table-cell table:style-name="ce26" office:value-type="float" office:value="4207378" calcext:value-type="float">
            <text:p>42073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098" calcext:value-type="float">
            <text:p>628098</text:p>
          </table:table-cell>
          <table:table-cell table:style-name="ce12" office:value-type="percentage" office:value="0.0011" calcext:value-type="percentage">
            <text:p>0.11%</text:p>
          </table:table-cell>
          <table:table-cell table:style-name="ce26" office:value-type="float" office:value="35487490" calcext:value-type="float">
            <text:p>35487490</text:p>
          </table:table-cell>
          <table:table-cell table:style-name="ce26" office:value-type="float" office:value="64340" calcext:value-type="float">
            <text:p>6434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35987" calcext:value-type="float">
            <text:p>3935987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9" calcext:value-type="date">
            <text:p>07/29/21</text:p>
          </table:table-cell>
          <table:table-cell table:style-name="ce26" office:value-type="float" office:value="4217674" calcext:value-type="float">
            <text:p>4217674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487" calcext:value-type="float">
            <text:p>628487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584192" calcext:value-type="float">
            <text:p>35584192</text:p>
          </table:table-cell>
          <table:table-cell table:style-name="ce26" office:value-type="float" office:value="64377" calcext:value-type="float">
            <text:p>6437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45291" calcext:value-type="float">
            <text:p>3945291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30" calcext:value-type="date">
            <text:p>07/30/21</text:p>
          </table:table-cell>
          <table:table-cell table:style-name="ce26" office:value-type="float" office:value="4228586" calcext:value-type="float">
            <text:p>4228586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29064" calcext:value-type="float">
            <text:p>629064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5688506" calcext:value-type="float">
            <text:p>35688506</text:p>
          </table:table-cell>
          <table:table-cell table:style-name="ce26" office:value-type="float" office:value="64420" calcext:value-type="float">
            <text:p>6442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956305" calcext:value-type="float">
            <text:p>3956305</text:p>
          </table:table-cell>
          <table:table-cell table:style-name="ce26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31" calcext:value-type="date">
            <text:p>07/31/21</text:p>
          </table:table-cell>
          <table:table-cell table:style-name="ce26" office:value-type="float" office:value="4237280" calcext:value-type="float">
            <text:p>4237280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315" calcext:value-type="float">
            <text:p>62931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745024" calcext:value-type="float">
            <text:p>357450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61689" calcext:value-type="float">
            <text:p>396168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1" calcext:value-type="date">
            <text:p>08/01/21</text:p>
          </table:table-cell>
          <table:table-cell table:style-name="ce26" office:value-type="float" office:value="4244548" calcext:value-type="float">
            <text:p>424454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29380" calcext:value-type="float">
            <text:p>629380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768924" calcext:value-type="float">
            <text:p>357689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65396" calcext:value-type="float">
            <text:p>3965396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2" calcext:value-type="date">
            <text:p>08/02/21</text:p>
          </table:table-cell>
          <table:table-cell table:style-name="ce26" office:value-type="float" office:value="4253458" calcext:value-type="float">
            <text:p>425345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862" calcext:value-type="float">
            <text:p>629862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895980" calcext:value-type="float">
            <text:p>35895980</text:p>
          </table:table-cell>
          <table:table-cell table:style-name="ce26" office:value-type="float" office:value="64543" calcext:value-type="float">
            <text:p>64543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26" office:value-type="float" office:value="3983692" calcext:value-type="float">
            <text:p>398369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3" calcext:value-type="date">
            <text:p>08/03/21</text:p>
          </table:table-cell>
          <table:table-cell table:style-name="ce26" office:value-type="float" office:value="4264483" calcext:value-type="float">
            <text:p>4264483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30497" calcext:value-type="float">
            <text:p>630497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049015" calcext:value-type="float">
            <text:p>36049015</text:p>
          </table:table-cell>
          <table:table-cell table:style-name="ce26" office:value-type="float" office:value="64568" calcext:value-type="float">
            <text:p>64568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26" office:value-type="float" office:value="3993702" calcext:value-type="float">
            <text:p>399370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4" calcext:value-type="date">
            <text:p>08/04/21</text:p>
          </table:table-cell>
          <table:table-cell table:style-name="ce26" office:value-type="float" office:value="4273885" calcext:value-type="float">
            <text:p>4273885</text:p>
          </table:table-cell>
          <table:table-cell table:style-name="ce12" office:value-type="percentage" office:value="0.0022" calcext:value-type="percentage">
            <text:p>0.22%</text:p>
          </table:table-cell>
          <table:table-cell table:style-name="ce26" office:value-type="float" office:value="631299" calcext:value-type="float">
            <text:p>631299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176471" calcext:value-type="float">
            <text:p>36176471</text:p>
          </table:table-cell>
          <table:table-cell table:style-name="ce26" office:value-type="float" office:value="64639" calcext:value-type="float">
            <text:p>64639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005933" calcext:value-type="float">
            <text:p>400593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5" calcext:value-type="date">
            <text:p>08/05/21</text:p>
          </table:table-cell>
          <table:table-cell table:style-name="ce26" office:value-type="float" office:value="4285171" calcext:value-type="float">
            <text:p>428517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31879" calcext:value-type="float">
            <text:p>631879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6301744" calcext:value-type="float">
            <text:p>36301744</text:p>
          </table:table-cell>
          <table:table-cell table:style-name="ce26" office:value-type="float" office:value="64693" calcext:value-type="float">
            <text:p>6469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17658" calcext:value-type="float">
            <text:p>4017658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6" calcext:value-type="date">
            <text:p>08/06/21</text:p>
          </table:table-cell>
          <table:table-cell table:style-name="ce26" office:value-type="float" office:value="4295478" calcext:value-type="float">
            <text:p>42954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2641" calcext:value-type="float">
            <text:p>63264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447123" calcext:value-type="float">
            <text:p>36447123</text:p>
          </table:table-cell>
          <table:table-cell table:style-name="ce26" office:value-type="float" office:value="64733" calcext:value-type="float">
            <text:p>64733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4032023" calcext:value-type="float">
            <text:p>403202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7" calcext:value-type="date">
            <text:p>08/07/21</text:p>
          </table:table-cell>
          <table:table-cell table:style-name="ce26" office:value-type="float" office:value="4303902" calcext:value-type="float">
            <text:p>430390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32987" calcext:value-type="float">
            <text:p>632987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6518948" calcext:value-type="float">
            <text:p>36518948</text:p>
          </table:table-cell>
          <table:table-cell table:style-name="ce26" office:value-type="float" office:value="64752" calcext:value-type="float">
            <text:p>6475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4039623" calcext:value-type="float">
            <text:p>4039623</text:p>
          </table:table-cell>
          <table:table-cell table:style-name="ce26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8-08" calcext:value-type="date">
            <text:p>08/08/21</text:p>
          </table:table-cell>
          <table:table-cell table:style-name="ce26" office:value-type="float" office:value="4314067" calcext:value-type="float">
            <text:p>431406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3116" calcext:value-type="float">
            <text:p>633116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26" office:value-type="float" office:value="36543338" calcext:value-type="float">
            <text:p>36543338</text:p>
          </table:table-cell>
          <table:table-cell table:style-name="ce26" office:value-type="float" office:value="64786" calcext:value-type="float">
            <text:p>64786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4046728" calcext:value-type="float">
            <text:p>404672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09" calcext:value-type="date">
            <text:p>08/09/21</text:p>
          </table:table-cell>
          <table:table-cell table:style-name="ce26" office:value-type="float" office:value="4320111" calcext:value-type="float">
            <text:p>4320111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33799" calcext:value-type="float">
            <text:p>633799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780480" calcext:value-type="float">
            <text:p>36780480</text:p>
          </table:table-cell>
          <table:table-cell table:style-name="ce26" office:value-type="float" office:value="64797" calcext:value-type="float">
            <text:p>647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4062369" calcext:value-type="float">
            <text:p>406236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0" calcext:value-type="date">
            <text:p>08/10/21</text:p>
          </table:table-cell>
          <table:table-cell table:style-name="ce26" office:value-type="float" office:value="4332085" calcext:value-type="float">
            <text:p>4332085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26" office:value-type="float" office:value="634662" calcext:value-type="float">
            <text:p>634662</text:p>
          </table:table-cell>
          <table:table-cell table:style-name="ce12" office:value-type="percentage" office:value="0.0013" calcext:value-type="percentage">
            <text:p>0.13%</text:p>
          </table:table-cell>
          <table:table-cell table:style-name="ce26" office:value-type="float" office:value="36892215" calcext:value-type="float">
            <text:p>36892215</text:p>
          </table:table-cell>
          <table:table-cell table:style-name="ce26" office:value-type="float" office:value="64852" calcext:value-type="float">
            <text:p>6485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76572" calcext:value-type="float">
            <text:p>407657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1" calcext:value-type="date">
            <text:p>08/11/21</text:p>
          </table:table-cell>
          <table:table-cell table:style-name="ce26" office:value-type="float" office:value="4342238" calcext:value-type="float">
            <text:p>4342238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5636" calcext:value-type="float">
            <text:p>635636</text:p>
          </table:table-cell>
          <table:table-cell table:style-name="ce12" office:value-type="percentage" office:value="0.0015" calcext:value-type="percentage">
            <text:p>0.15%</text:p>
          </table:table-cell>
          <table:table-cell table:style-name="ce26" office:value-type="float" office:value="37055916" calcext:value-type="float">
            <text:p>3705591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088826" calcext:value-type="float">
            <text:p>4088826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2" calcext:value-type="date">
            <text:p>08/12/21</text:p>
          </table:table-cell>
          <table:table-cell table:style-name="ce26" office:value-type="float" office:value="4352687" calcext:value-type="float">
            <text:p>435268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6298" calcext:value-type="float">
            <text:p>636298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7203649" calcext:value-type="float">
            <text:p>37203649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00889" calcext:value-type="float">
            <text:p>410088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3" calcext:value-type="date">
            <text:p>08/13/21</text:p>
          </table:table-cell>
          <table:table-cell table:style-name="ce26" office:value-type="float" office:value="4362752" calcext:value-type="float">
            <text:p>4362752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7161" calcext:value-type="float">
            <text:p>637161</text:p>
          </table:table-cell>
          <table:table-cell table:style-name="ce12" office:value-type="percentage" office:value="0.0013" calcext:value-type="percentage">
            <text:p>0.13%</text:p>
          </table:table-cell>
          <table:table-cell table:style-name="ce26" office:value-type="float" office:value="37364700" calcext:value-type="float">
            <text:p>37364700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16145" calcext:value-type="float">
            <text:p>4116145</text:p>
          </table:table-cell>
          <table:table-cell table:style-name="ce26" office:value-type="float" office:value="6398" calcext:value-type="float">
            <text:p>6398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25" office:value-type="date" office:date-value="2021-08-14" calcext:value-type="date">
            <text:p>08/14/21</text:p>
          </table:table-cell>
          <table:table-cell table:style-name="ce26" office:value-type="float" office:value="4371519" calcext:value-type="float">
            <text:p>4371519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37439" calcext:value-type="float">
            <text:p>637439</text:p>
          </table:table-cell>
          <table:table-cell table:style-name="ce12" office:value-type="percentage" office:value="0.0016" calcext:value-type="percentage">
            <text:p>0.16%</text:p>
          </table:table-cell>
          <table:table-cell table:style-name="ce26" office:value-type="float" office:value="37435835" calcext:value-type="float">
            <text:p>37435835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24808" calcext:value-type="float">
            <text:p>412480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5" calcext:value-type="date">
            <text:p>08/15/21</text:p>
          </table:table-cell>
          <table:table-cell table:style-name="ce26" office:value-type="float" office:value="4379088" calcext:value-type="float">
            <text:p>437908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37561" calcext:value-type="float">
            <text:p>637561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26" office:value-type="float" office:value="37466718" calcext:value-type="float">
            <text:p>37466718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31332" calcext:value-type="float">
            <text:p>413133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6" calcext:value-type="date">
            <text:p>08/16/21</text:p>
          </table:table-cell>
          <table:table-cell table:style-name="ce26" office:value-type="float" office:value="4387705" calcext:value-type="float">
            <text:p>4387705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38798" calcext:value-type="float">
            <text:p>638798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37736986" calcext:value-type="float">
            <text:p>3773698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48555" calcext:value-type="float">
            <text:p>414855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7" calcext:value-type="date">
            <text:p>08/17/21</text:p>
          </table:table-cell>
          <table:table-cell table:style-name="ce26" office:value-type="float" office:value="4399441" calcext:value-type="float">
            <text:p>439944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40089" calcext:value-type="float">
            <text:p>640089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37894996" calcext:value-type="float">
            <text:p>3789499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63495" calcext:value-type="float">
            <text:p>416349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8" calcext:value-type="date">
            <text:p>08/18/21</text:p>
          </table:table-cell>
          <table:table-cell table:style-name="ce26" office:value-type="float" office:value="4411086" calcext:value-type="float">
            <text:p>4411086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41346" calcext:value-type="float">
            <text:p>641346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38072656" calcext:value-type="float">
            <text:p>3807265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76518" calcext:value-type="float">
            <text:p>417651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9" calcext:value-type="date">
            <text:p>08/19/21</text:p>
          </table:table-cell>
          <table:table-cell table:style-name="ce26" office:value-type="float" office:value="4421897" calcext:value-type="float">
            <text:p>442189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43112" calcext:value-type="float">
            <text:p>643112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26" office:value-type="float" office:value="38231787" calcext:value-type="float">
            <text:p>38231787</text:p>
          </table:table-cell>
          <table:table-cell table:style-name="ce26" office:value-type="float" office:value="64932" calcext:value-type="float">
            <text:p>6493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26" office:value-type="float" office:value="4192095" calcext:value-type="float">
            <text:p>4192095</text:p>
          </table:table-cell>
          <table:table-cell table:style-name="ce26" office:value-type="float" office:value="6544" calcext:value-type="float">
            <text:p>6544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25" office:value-type="date" office:date-value="2021-08-20" calcext:value-type="date">
            <text:p>08/20/21</text:p>
          </table:table-cell>
          <table:table-cell table:style-name="ce26" office:value-type="float" office:value="4432468" calcext:value-type="float">
            <text:p>4432468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44281" calcext:value-type="float">
            <text:p>644281</text:p>
          </table:table-cell>
          <table:table-cell table:style-name="ce12" office:value-type="percentage" office:value="0.0018" calcext:value-type="percentage">
            <text:p>0.18%</text:p>
          </table:table-cell>
          <table:table-cell table:style-name="ce26" office:value-type="float" office:value="38398596" calcext:value-type="float">
            <text:p>38398596</text:p>
          </table:table-cell>
          <table:table-cell table:style-name="ce26" office:value-type="float" office:value="65038" calcext:value-type="float">
            <text:p>65038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26" office:value-type="float" office:value="4218769" calcext:value-type="float">
            <text:p>421876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1" calcext:value-type="date">
            <text:p>08/21/21</text:p>
          </table:table-cell>
          <table:table-cell table:style-name="ce26" office:value-type="float" office:value="4440976" calcext:value-type="float">
            <text:p>4440976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44840" calcext:value-type="float">
            <text:p>644840</text:p>
          </table:table-cell>
          <table:table-cell table:style-name="ce12" office:value-type="percentage" office:value="0.0008" calcext:value-type="percentage">
            <text:p>0.08%</text:p>
          </table:table-cell>
          <table:table-cell table:style-name="ce26" office:value-type="float" office:value="38519294" calcext:value-type="float">
            <text:p>38519294</text:p>
          </table:table-cell>
          <table:table-cell table:style-name="ce26" office:value-type="float" office:value="65096" calcext:value-type="float">
            <text:p>6509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26" office:value-type="float" office:value="4227891" calcext:value-type="float">
            <text:p>4227891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2" calcext:value-type="date">
            <text:p>08/22/21</text:p>
          </table:table-cell>
          <table:table-cell table:style-name="ce26" office:value-type="float" office:value="4448722" calcext:value-type="float">
            <text:p>4448722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45058" calcext:value-type="float">
            <text:p>645058</text:p>
          </table:table-cell>
          <table:table-cell table:style-name="ce12" office:value-type="percentage" office:value="0.0003" calcext:value-type="percentage">
            <text:p>0.03%</text:p>
          </table:table-cell>
          <table:table-cell table:style-name="ce26" office:value-type="float" office:value="38545144" calcext:value-type="float">
            <text:p>38545144</text:p>
          </table:table-cell>
          <table:table-cell table:style-name="ce26" office:value-type="float" office:value="65140" calcext:value-type="float">
            <text:p>651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4234113" calcext:value-type="float">
            <text:p>4234113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3" calcext:value-type="date">
            <text:p>08/23/21</text:p>
          </table:table-cell>
          <table:table-cell table:style-name="ce26" office:value-type="float" office:value="4458979" calcext:value-type="float">
            <text:p>4458979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46667" calcext:value-type="float">
            <text:p>64666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38814596" calcext:value-type="float">
            <text:p>38814596</text:p>
          </table:table-cell>
          <table:table-cell table:style-name="ce26" office:value-type="float" office:value="65174" calcext:value-type="float">
            <text:p>65174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4252082" calcext:value-type="float">
            <text:p>425208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4" calcext:value-type="date">
            <text:p>08/24/21</text:p>
          </table:table-cell>
          <table:table-cell table:style-name="ce26" office:value-type="float" office:value="4470405" calcext:value-type="float">
            <text:p>4470405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48161" calcext:value-type="float">
            <text:p>648161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38968925" calcext:value-type="float">
            <text:p>38968925</text:p>
          </table:table-cell>
          <table:table-cell table:style-name="ce26" office:value-type="float" office:value="65248" calcext:value-type="float">
            <text:p>6524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26" office:value-type="float" office:value="4266665" calcext:value-type="float">
            <text:p>426666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5" calcext:value-type="date">
            <text:p>08/25/21</text:p>
          </table:table-cell>
          <table:table-cell table:style-name="ce26" office:value-type="float" office:value="4481433" calcext:value-type="float">
            <text:p>4481433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49680" calcext:value-type="float">
            <text:p>649680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39157249" calcext:value-type="float">
            <text:p>39157249</text:p>
          </table:table-cell>
          <table:table-cell table:style-name="ce26" office:value-type="float" office:value="65396" calcext:value-type="float">
            <text:p>6539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26" office:value-type="float" office:value="4280248" calcext:value-type="float">
            <text:p>428024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6" calcext:value-type="date">
            <text:p>08/26/21</text:p>
          </table:table-cell>
          <table:table-cell table:style-name="ce26" office:value-type="float" office:value="4490131" calcext:value-type="float">
            <text:p>4490131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51956" calcext:value-type="float">
            <text:p>651956</text:p>
          </table:table-cell>
          <table:table-cell table:style-name="ce12" office:value-type="percentage" office:value="0.0035" calcext:value-type="percentage">
            <text:p>0.35%</text:p>
          </table:table-cell>
          <table:table-cell table:style-name="ce26" office:value-type="float" office:value="39342153" calcext:value-type="float">
            <text:p>39342153</text:p>
          </table:table-cell>
          <table:table-cell table:style-name="ce26" office:value-type="float" office:value="65506" calcext:value-type="float">
            <text:p>65506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26" office:value-type="float" office:value="4292963" calcext:value-type="float">
            <text:p>4292963</text:p>
          </table:table-cell>
          <table:table-cell table:style-name="ce26" office:value-type="float" office:value="6681" calcext:value-type="float">
            <text:p>6681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25" office:value-type="date" office:date-value="2021-08-27" calcext:value-type="date">
            <text:p>08/27/21</text:p>
          </table:table-cell>
          <table:table-cell table:style-name="ce26" office:value-type="float" office:value="4503233" calcext:value-type="float">
            <text:p>4503233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26" office:value-type="float" office:value="653405" calcext:value-type="float">
            <text:p>653405</text:p>
          </table:table-cell>
          <table:table-cell table:style-name="ce12" office:value-type="percentage" office:value="0.0022" calcext:value-type="percentage">
            <text:p>0.22%</text:p>
          </table:table-cell>
          <table:table-cell table:style-name="ce26" office:value-type="float" office:value="39540401" calcext:value-type="float">
            <text:p>39540401</text:p>
          </table:table-cell>
          <table:table-cell table:style-name="ce26" office:value-type="float" office:value="65620" calcext:value-type="float">
            <text:p>65620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26" office:value-type="float" office:value="4309334" calcext:value-type="float">
            <text:p>4309334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8" calcext:value-type="date">
            <text:p>08/28/21</text:p>
          </table:table-cell>
          <table:table-cell table:style-name="ce26" office:value-type="float" office:value="4512327" calcext:value-type="float">
            <text:p>4512327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54381" calcext:value-type="float">
            <text:p>654381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39617417" calcext:value-type="float">
            <text:p>39617417</text:p>
          </table:table-cell>
          <table:table-cell table:style-name="ce26" office:value-type="float" office:value="65686" calcext:value-type="float">
            <text:p>65686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315343" calcext:value-type="float">
            <text:p>4315343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9" calcext:value-type="date">
            <text:p>08/29/21</text:p>
          </table:table-cell>
          <table:table-cell table:style-name="ce26" office:value-type="float" office:value="4519085" calcext:value-type="float">
            <text:p>4519085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54689" calcext:value-type="float">
            <text:p>654689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9665515" calcext:value-type="float">
            <text:p>39665515</text:p>
          </table:table-cell>
          <table:table-cell table:style-name="ce26" office:value-type="float" office:value="65758" calcext:value-type="float">
            <text:p>65758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326698" calcext:value-type="float">
            <text:p>432669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30" calcext:value-type="date">
            <text:p>08/30/21</text:p>
          </table:table-cell>
          <table:table-cell table:style-name="ce26" office:value-type="float" office:value="4528129" calcext:value-type="float">
            <text:p>4528129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56393" calcext:value-type="float">
            <text:p>656393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39946708" calcext:value-type="float">
            <text:p>39946708</text:p>
          </table:table-cell>
          <table:table-cell table:style-name="ce26" office:value-type="float" office:value="65814" calcext:value-type="float">
            <text:p>65814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346741" calcext:value-type="float">
            <text:p>4346741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31" calcext:value-type="date">
            <text:p>08/31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1" calcext:value-type="date">
            <text:p>09/01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2" calcext:value-type="date">
            <text:p>09/02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3" calcext:value-type="date">
            <text:p>09/03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4" calcext:value-type="date">
            <text:p>09/04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5" calcext:value-type="date">
            <text:p>09/05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6" calcext:value-type="date">
            <text:p>09/06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7" calcext:value-type="date">
            <text:p>09/07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8" calcext:value-type="date">
            <text:p>09/08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9" calcext:value-type="date">
            <text:p>09/09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10" calcext:value-type="date">
            <text:p>09/10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 table:number-rows-repeated="52">
          <table:table-cell table:style-name="ce26" table:number-columns-repeated="7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 style:data-style-name="N2" text:time-value="19:21:41.82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8-30T19:24:32.611000000</dc:date>
    <meta:editing-duration>PT6H16M41S</meta:editing-duration>
    <meta:editing-cycles>81</meta:editing-cycles>
    <meta:generator>LibreOffice/7.2.0.4$Windows_X86_64 LibreOffice_project/9a9c6381e3f7a62afc1329bd359cc48accb6435b</meta:generator>
    <meta:document-statistic meta:table-count="1" meta:cell-count="4949" meta:object-count="0"/>
  </office:meta>
</office:document-meta>
</file>